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ff0000" loext:opacity="100%" officeooo:paragraph-rsid="0044ab1e"/>
    </style:style>
    <style:style style:name="P26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text-properties fo:color="#b2b2b2" loext:opacity="100%"/>
    </style:style>
    <style:style style:name="P31" style:family="paragraph" style:parent-style-name="Standard">
      <style:text-properties fo:color="#b2b2b2" loext:opacity="100%" officeooo:rsid="0050ddc2" officeooo:paragraph-rsid="0050ddc2"/>
    </style:style>
    <style:style style:name="P32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weight="bold" fo:background-color="#f6f9d4" style:font-weight-asian="bold" style:font-weight-complex="bold"/>
    </style:style>
    <style:style style:name="P35" style:family="paragraph" style:parent-style-name="Standard">
      <style:text-properties officeooo:paragraph-rsid="004ee545"/>
    </style:style>
    <style:style style:name="P36" style:family="paragraph" style:parent-style-name="Standard">
      <style:text-properties officeooo:rsid="0050ddc2" officeooo:paragraph-rsid="0050ddc2"/>
    </style:style>
    <style:style style:name="P3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paragraph-rsid="0054c22c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fo:background-color="#f6f9d4" loext:char-shading-value="0" style:font-weight-asian="bold" style:font-weight-complex="bold"/>
    </style:style>
    <style:style style:name="T13" style:family="text">
      <style:text-properties fo:color="#b2b2b2" loext:opacity="100%"/>
    </style:style>
    <style:style style:name="T14" style:family="text">
      <style:text-properties fo:color="#b2b2b2" loext:opacity="100%" officeooo:rsid="003c98ff"/>
    </style:style>
    <style:style style:name="T15" style:family="text">
      <style:text-properties officeooo:rsid="003c98ff"/>
    </style:style>
    <style:style style:name="T16" style:family="text">
      <style:text-properties officeooo:rsid="0047ab19"/>
    </style:style>
    <style:style style:name="T17" style:family="text">
      <style:text-properties officeooo:rsid="0047f322"/>
    </style:style>
    <style:style style:name="T18" style:family="text">
      <style:text-properties fo:background-color="#f6f9d4" loext:char-shading-value="0"/>
    </style:style>
    <style:style style:name="T19" style:family="text">
      <style:text-properties fo:background-color="#f6f9d4" loext:char-shading-value="0"/>
    </style:style>
    <style:style style:name="T20" style:family="text">
      <style:text-properties officeooo:rsid="00492b17"/>
    </style:style>
    <style:style style:name="T21" style:family="text">
      <style:text-properties officeooo:rsid="00498ea6"/>
    </style:style>
    <style:style style:name="T22" style:family="text">
      <style:text-properties officeooo:rsid="004d25e2"/>
    </style:style>
    <style:style style:name="T23" style:family="text">
      <style:text-properties officeooo:rsid="00525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6">1. <text:s/></text:span>https://github.com/WasmEdge/WasmEdge/issues/3500</text:p>
      <text:p text:style-name="Standard"><text:span text:style-name="T16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6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6">4. <text:s/></text:span>https://github.com/Qengineering/YoloV5-NPU</text:p>
      <text:p text:style-name="Standard"><text:span text:style-name="T17">5. <text:s/></text:span><text:span text:style-name="T19">https://github.com/Qengineering</text:span></text:p>
      <text:p text:style-name="Standard"><text:span text:style-name="T20">6. <text:s/></text:span><text:span text:style-name="T19">https://qengineering.eu/deep-learning-examples-on-raspberry-32-64-os.html</text:span></text:p>
      <text:p text:style-name="Standard"/>
      <text:p text:style-name="P34">https://github.com/airockchip</text:p>
      <text:p text:style-name="Standard"><text:span text:style-name="T22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3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2">https://habr.com/ru/articles/765862/</text:span></text:a><text:span text:style-name="T12"> <text:s text:c="4"/>!!!</text:span></text:p>
      <text:p text:style-name="Standard"/>
      <text:p text:style-name="Standard"/>
      <text:p text:style-name="Standard"/>
      <text:p text:style-name="Standard"/>
      <text:p text:style-name="P33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30">Then enter the following command to download the 1.5.2 version of RKNN-Toolkit2</text:p>
      <text:p text:style-name="Standard">git clone https://github.com/rockchip-linux/rknn-toolkit2 -b v1.5.2</text:p>
      <text:p text:style-name="P36">либо </text:p>
      <text:p text:style-name="P36">git clone https://github.com/airockchip/rknn-toolkit2/tree/v1.5.2 -b v1.5.2</text:p>
      <text:p text:style-name="P36"/>
      <text:p text:style-name="P31">Then enter the following command to install the dependency package of the</text:p>
      <text:p text:style-name="P31">corresponding version of python3. This command will use the dependencies listed in the <text:span text:style-name="T23">file</text:span></text:p>
      <text:p text:style-name="P36"/>
      <text:p text:style-name="P36">pip3 install -r rknn-toolkit2/doc/requirements_cp310-1.5.2.txt -i https://mirror.baidu.com/pypi/simple</text:p>
      <text:p text:style-name="Standard"><text:span text:style-name="T23">sudo </text:span>pip3 install rknn-toolkit2/packages/rknn_toolkit2-1.5.2+b642f30c-cp3<text:span text:style-name="T23">10</text:span>-cp3<text:span text:style-name="T23">10</text:span>-linux_x86_64.whl</text:p>
      <text:p text:style-name="Standard"/>
      <text:p text:style-name="Standard">cd rknn-toolkit2/examples/onnx/yolov5/</text:p>
      <text:p text:style-name="Standard">python3 test.py</text:p>
      <text:p text:style-name="P30">After the test.py script is successfully run, you will see the following print information,</text:p>
      <text:p text:style-name="P30">indicating that the model successfully detected four people and a bus in the bus.jpg</text:p>
      <text:p text:style-name="P30">picture.</text:p>
      <text:p text:style-name="Standard"/>
      <text:p text:style-name="P37">Using the NPU running model of the development board on Ubuntu PC</text:p>
      <text:p text:style-name="P37"/>
      <text:p text:style-name="P28">RKNN-Toolkit2 provides users with a Python interface for using the NPU</text:p>
      <text:p text:style-name="P28">of the development board for inference through adb. It allows users to use t</text:p>
      <text:p text:style-name="P28">he NPU of the development board on the Ubuntu PC to run the model for i</text:p>
      <text:p text:style-name="P28">nference.</text:p>
      <text:p text:style-name="P28"><text:soft-page-break/>In this way, the Ubuntu PC side can use the machine learning library pr</text:p>
      <text:p text:style-name="P28">ovided by Python to optimize and adjust the model based on the actual effect</text:p>
      <text:p text:style-name="P28">when the model is run on the NPU of the development board.</text:p>
      <text:p text:style-name="Standard"/>
      <text:p text:style-name="P38">librknnrt.so is a board-side runtime library. rknn_server is a background proxy service running on the development board. </text:p>
      <text:p text:style-name="P38">It is used to receive the protocol transmitted from the PC through USB, then execute the corresponding interface in the board-side runtime library, </text:p>
      <text:p text:style-name="P38">and return the results to the PC.</text:p>
      <text:p text:style-name="P38"/>
      <text:p text:style-name="P38">git clone https://github.com/rockchip-linux/rknpu2 -b v1.5.2</text:p>
      <text:p text:style-name="Standard"/>
      <text:p text:style-name="Standard"/>
      <text:p text:style-name="P21"><text:span text:style-name="T21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27">A Orange Pi 5 Plus with 0.9.6+ NPU driver.</text:p>
      <text:p text:style-name="P19">sudo cat /sys/kernel/debug/rknpu/version <text:s text:c="2"/></text:p>
      <text:p text:style-name="P22">RKNPU driver: v0.9.2</text:p>
      <text:p text:style-name="P26">A x86-64 machine to run the Rockchip toolchain and cross compile the executor to ARM.</text:p>
      <text:p text:style-name="P20">Install Rockchip toolchain – rknn-llm</text:p>
      <text:p text:style-name="P19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2">## Run on x86-64 machine</text:p>
      <text:p text:style-name="P19">git clone <text:a xlink:type="simple" xlink:href="https://github.com/airockchip/rknn-llm.git" text:style-name="Internet_20_link" text:visited-style-name="Visited_20_Internet_20_Link">https://github.com/airockchip/rknn-llm.git</text:a></text:p>
      <text:p text:style-name="P22">## install Miniforge3</text:p>
      <text:p text:style-name="P18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19"><text:span text:style-name="T13">## Setup python 3.</text:span><text:span text:style-name="T14">10</text:span></text:p>
      <text:p text:style-name="P19">source ~/miniforge3/bin/activate</text:p>
      <text:p text:style-name="P19">conda create -n RKLLM-Toolkit python=3.<text:span text:style-name="T15">10</text:span></text:p>
      <text:p text:style-name="P19">conda activate RKLLM-Toolkit</text:p>
      <text:p text:style-name="P22">## install tool</text:p>
      <text:p text:style-name="P19">pip3 install ./rknn-llm/rkllm-toolkit/packages/rkllm_toolkit-1.0.1-cp38-cp38-linux_x86_64.whl </text:p>
      <text:p text:style-name="P23">Ошибка</text:p>
      <text:p text:style-name="Standard"/>
      <text:p text:style-name="Standard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<text:soft-page-break/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oft-page-break/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9T14:28:18.587336217</dc:date>
    <meta:editing-duration>PT6H17M47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4" meta:paragraph-count="104" meta:word-count="551" meta:character-count="5281" meta:non-whitespace-character-count="4808"/>
  </office:meta>
</office:document-meta>
</file>